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4" draw:layer="layout" svg:width="26.162cm" svg:height="3.137cm" svg:x="0.762cm" svg:y="6.007cm" presentation:class="title" presentation:user-transformed="true">
          <draw:text-box>
            <text:p text:style-name="P2"><text:span text:style-name="T2">Tema 3: El Proces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26T18:59:57.477006246</dc:date>
    <meta:editing-duration>P7DT21H10M16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